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26041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Alameda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Albany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American Canyon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Antioch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Atherton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Belmont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Belvedere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Benicia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Berkeley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Brentwood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Brisbane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Burlingame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Calistoga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Campbell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Clayton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Cloverdale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Colma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Concord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Corte Madera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Cotati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Cupertino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Daly City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Danville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Dixon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Dublin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East Palo Alto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El Cerrito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Emeryville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Fairfax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Fairfield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Foster City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Fremont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Gilroy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Half Moon Bay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Hayward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Healdsburg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Hercules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Hillsborough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Lafayette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Larkspur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Livermore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Los Altos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Los Altos Hills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Los Gatos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Martinez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Menlo Park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Mill Valley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Millbrae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Milpitas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Monte Sereno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Moraga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Morgan Hill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Mountain View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Napa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Newark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Novato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Oakland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Oakley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Orinda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Pacifica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Palo Alto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Petaluma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Piedmont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Pinole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Pittsburg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Pleasant Hill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Pleasanton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Portola Valley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Redwood City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Richmond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Rio Vista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Rohnert Park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Ross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San Anselmo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San Bruno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San Carlos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San Francisco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San Jose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San Leandro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San Mateo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San Pablo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San Rafael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San Ramon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Santa Clara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Santa Rosa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Saratoga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Sausalito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Sebastopol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Sonoma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South San Francisco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St. Helena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Suisun City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Sunnyvale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Tiburon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Union City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Vacaville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Vallejo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Walnut Creek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Windsor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Woodside</text:p>
          </table:table-cell>
          <table:table-cell table:style-name="ce21" office:value-type="string">
            <text:p>CA</text:p>
          </table:table-cell>
        </table:table-row>
        <table:table-row table:style-name="ro2">
          <table:table-cell table:style-name="ce21" office:value-type="string">
            <text:p>Yountville</text:p>
          </table:table-cell>
          <table:table-cell table:style-name="ce21" office:value-type="string">
            <text:p>C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